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Lucida Console1" svg:font-family="'Lucida Console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Normal" style:font-family-generic="modern" style:font-pitch="fixed"/>
    <style:font-face style:name="Miriam Fixed" svg:font-family="'Miriam Fixed'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Bitstream Vera Serif" svg:font-family="'Bitstream Vera Serif'" style:font-adornments="Roman" style:font-family-generic="roman" style:font-pitch="variable"/>
    <style:font-face style:name="Georgia2" svg:font-family="Georgia" style:font-family-generic="roman" style:font-pitch="variable"/>
    <style:font-face style:name="Georgia1" svg:font-family="Georgia" style:font-adornments="Normal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Forte" svg:font-family="Forte" style:font-adornments="Negrita" style:font-family-generic="script" style:font-pitch="variable"/>
    <style:font-face style:name="Arial Rounded MT Bold" svg:font-family="'Arial Rounded MT Bold'" style:font-adornments="Normal" style:font-family-generic="swiss" style:font-pitch="variable"/>
    <style:font-face style:name="Berlin Sans FB" svg:font-family="'Berlin Sans FB'" style:font-adornments="Regular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Century Gothic" svg:font-family="'Century Gothic'" style:font-adornments="Normal" style:font-family-generic="swiss" style:font-pitch="variable"/>
    <style:font-face style:name="Gill Sans MT" svg:font-family="'Gill Sans MT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aiandra GD2" svg:font-family="'Maiandra GD'" style:font-family-generic="swiss" style:font-pitch="variable"/>
    <style:font-face style:name="Maiandra GD1" svg:font-family="'Maiandra GD'" style:font-adornments="Cursiva" style:font-family-generic="swiss" style:font-pitch="variable"/>
    <style:font-face style:name="Maiandra GD" svg:font-family="'Maiandra GD'" style:font-adornments="Normal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Negrita" style:font-family-generic="swiss" style:font-pitch="variable"/>
    <style:font-face style:name="Trebuchet MS2" svg:font-family="'Trebuchet MS'" style:font-adornments="Regular" style:font-family-generic="swiss" style:font-pitch="variable"/>
    <style:font-face style:name="Tw Cen MT Condensed Extra Bold" svg:font-family="'Tw Cen MT Condensed Extra Bold'" style:font-family-generic="swiss" style:font-pitch="variable"/>
  </office:font-face-decls>
  <office:automatic-styles>
    <style:style style:name="Table7" style:family="table">
      <style:table-properties style:width="16.002cm" fo:margin-top="0cm" fo:margin-bottom="0.499cm" table:align="margins" style:may-break-between-rows="false" style:writing-mode="lr-tb"/>
    </style:style>
    <style:style style:name="Table7.A" style:family="table-column">
      <style:table-column-properties style:column-width="16.002cm" style:rel-column-width="65535*"/>
    </style:style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Tw Cen MT Condensed Extra Bold" fo:font-size="11pt" style:font-size-asian="11pt" style:font-size-complex="11pt"/>
    </style:style>
    <style:style style:name="P3" style:family="paragraph" style:parent-style-name="T_5f_JGA_5f_Texto">
      <style:paragraph-properties fo:margin-left="0cm" fo:margin-right="0cm" fo:text-indent="0cm" style:auto-text-indent="false"/>
    </style:style>
    <style:style style:name="P4" style:family="paragraph" style:parent-style-name="T_5f_JGA_5f_Texto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T_5f_JGA_5f_Texto">
      <style:paragraph-properties fo:margin-left="0cm" fo:margin-right="0cm" fo:text-indent="0cm" style:auto-text-indent="false"/>
      <style:text-properties style:text-line-through-style="none" style:font-name="Georgia2" fo:font-size="11pt" style:font-size-asian="11pt" style:font-size-complex="11pt"/>
    </style:style>
    <style:style style:name="P6" style:family="paragraph" style:parent-style-name="T_5f_JGA_5f_Texto">
      <style:paragraph-properties fo:margin-left="0cm" fo:margin-right="0cm" fo:text-align="start" style:justify-single-word="false" fo:text-indent="0cm" style:auto-text-indent="false"/>
      <style:text-properties style:font-name="Miriam Fixed" fo:font-size="9pt" style:font-size-asian="9pt" style:font-size-complex="9pt"/>
    </style:style>
    <style:style style:name="P7" style:family="paragraph" style:parent-style-name="T_5f_JGA_5f_Texto">
      <style:paragraph-properties fo:margin-left="0cm" fo:margin-right="0cm" fo:margin-top="0cm" fo:margin-bottom="0.011cm" fo:text-align="start" style:justify-single-word="false" fo:text-indent="0cm" style:auto-text-indent="false"/>
    </style:style>
    <style:style style:name="P8" style:family="paragraph" style:parent-style-name="T_5f_JGA_5f_Texto">
      <style:paragraph-properties fo:margin-left="0cm" fo:margin-right="0cm" fo:margin-top="0cm" fo:margin-bottom="0.011cm" fo:text-indent="0cm" style:auto-text-indent="false"/>
      <style:text-properties style:text-position="0% 100%" style:font-name="Miriam Fixe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_5f_JGA_5f_Texto">
      <style:paragraph-properties fo:margin-left="0cm" fo:margin-right="0cm" fo:margin-top="0cm" fo:margin-bottom="0.011cm" fo:line-height="0.349cm" fo:text-indent="0cm" style:auto-text-indent="false"/>
      <style:text-properties style:text-position="0% 100%" style:font-name="Miriam Fixe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T_5f_JGA_5f_Texto">
      <style:paragraph-properties fo:margin-left="0cm" fo:margin-right="0cm" fo:margin-top="0cm" fo:margin-bottom="0.011cm" fo:line-height="0.349cm" fo:text-align="start" style:justify-single-word="false" fo:text-indent="0cm" style:auto-text-indent="false"/>
      <style:text-properties style:text-position="0% 100%" style:font-name="Miriam Fixe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T_5f_JGA_5f_Texto">
      <style:paragraph-properties fo:margin-left="0cm" fo:margin-right="0cm" fo:margin-top="0cm" fo:margin-bottom="0.011cm" fo:text-align="start" style:justify-single-word="false" fo:text-indent="0cm" style:auto-text-indent="false"/>
      <style:text-properties style:text-position="0% 100%" style:font-name="Miriam Fixe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_5f_JGA_5f_Texto_5f_PrimeroTrasEncabezado">
      <style:paragraph-properties fo:margin-left="0cm" fo:margin-right="0cm" fo:margin-top="0.499cm" fo:margin-bottom="0.21cm" fo:text-indent="0cm" style:auto-text-indent="false"/>
    </style:style>
    <style:style style:name="P13" style:family="paragraph" style:parent-style-name="T_5f_JGA_5f_Texto">
      <style:paragraph-properties fo:text-align="justify" style:justify-single-word="false"/>
    </style:style>
    <style:style style:name="P14" style:family="paragraph" style:parent-style-name="T_5f_JGA_5f_Texto">
      <style:text-properties style:font-name="Miriam Fixed"/>
    </style:style>
    <style:style style:name="P15" style:family="paragraph" style:parent-style-name="T_5f_JGA_5f_Texto"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.21cm" fo:text-indent="0.499cm" style:auto-text-indent="false"/>
      <style:text-properties style:font-name="Miriam Fixed" fo:font-size="9pt" style:font-size-asian="9pt" style:font-size-complex="9pt"/>
    </style:style>
    <style:style style:name="P17" style:family="paragraph" style:parent-style-name="T_5f_JGA_5f_Texto" style:master-page-name="">
      <style:paragraph-properties fo:margin-left="0cm" fo:margin-right="0cm" fo:margin-top="0cm" fo:margin-bottom="0.21cm" fo:line-height="0.25cm" fo:text-indent="0.499cm" style:auto-text-indent="false" style:page-number="auto" fo:background-color="transparent" style:shadow="none">
        <style:background-image/>
      </style:paragraph-properties>
      <style:text-properties style:font-name="Miriam Fixed" fo:font-size="9pt" style:font-size-asian="9pt" style:font-size-complex="9pt"/>
    </style:style>
    <style:style style:name="P18" style:family="paragraph" style:parent-style-name="T_5f_JGA_5f_Texto">
      <style:paragraph-properties fo:margin-left="0cm" fo:margin-right="0cm" fo:margin-top="0cm" fo:margin-bottom="0.21cm" fo:line-height="0.25cm" fo:text-indent="0.499cm" style:auto-text-indent="false" fo:background-color="transparent" style:shadow="none">
        <style:background-image/>
      </style:paragraph-properties>
      <style:text-properties style:font-name="Miriam Fixed" fo:font-size="9pt" style:font-size-asian="9pt" style:font-size-complex="9pt"/>
    </style:style>
    <style:style style:name="P19" style:family="paragraph" style:parent-style-name="T_5f_JGA_5f_Texto">
      <style:paragraph-properties fo:margin-left="0cm" fo:margin-right="0cm" fo:margin-top="0cm" fo:margin-bottom="0.21cm" fo:line-height="0.45cm" fo:text-indent="0.499cm" style:auto-text-indent="false" fo:background-color="transparent" style:shadow="none">
        <style:background-image/>
      </style:paragraph-properties>
      <style:text-properties style:font-name="Miriam Fixed" fo:font-size="9pt" style:font-size-asian="9pt" style:font-size-complex="9pt"/>
    </style:style>
    <style:style style:name="P20" style:family="paragraph" style:parent-style-name="T_5f_JGA_5f_Texto">
      <style:paragraph-properties fo:margin-top="0.499cm" fo:margin-bottom="0.21cm"/>
    </style:style>
    <style:style style:name="P21" style:family="paragraph" style:parent-style-name="T_5f_JGA_5f_Texto_5f_PrimeroTrasEncabezado">
      <style:paragraph-properties fo:margin-top="0.499cm" fo:margin-bottom="0.21cm"/>
    </style:style>
    <style:style style:name="P22" style:family="paragraph" style:parent-style-name="T_5f_JGA_5f_Texto">
      <style:paragraph-properties fo:margin-left="1.249cm" fo:margin-right="0cm" fo:line-height="0.349cm" fo:text-align="start" style:justify-single-word="false" fo:text-indent="0cm" style:auto-text-indent="false"/>
      <style:text-properties style:font-name="Miriam Fixed" fo:font-size="10.5pt" style:font-size-asian="10.5pt" style:font-size-complex="10.5pt"/>
    </style:style>
    <style:style style:name="P23" style:family="paragraph" style:parent-style-name="T_5f_JGA_5f_Texto">
      <style:paragraph-properties fo:margin-left="1.249cm" fo:margin-right="0cm" fo:line-height="0.349cm" fo:text-align="start" style:justify-single-word="false" fo:text-indent="0.499cm" style:auto-text-indent="false"/>
      <style:text-properties style:font-name="Miriam Fixed" fo:font-size="10.5pt" style:font-size-asian="10.5pt" style:font-size-complex="10.5pt"/>
    </style:style>
    <style:style style:name="P24" style:family="paragraph" style:parent-style-name="T_5f_JGA_5f_PieIlustracion">
      <style:paragraph-properties fo:margin-top="0.3cm" fo:margin-bottom="0cm"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Heading_20_1" style:master-page-name="">
      <style:paragraph-properties style:page-number="auto" fo:break-before="auto" fo:break-after="auto"/>
    </style:style>
    <style:style style:name="P26" style:family="paragraph" style:parent-style-name="Heading_20_3" style:master-page-name="">
      <style:paragraph-properties fo:margin-top="0cm" fo:margin-bottom="0cm" style:page-number="auto" fo:break-before="page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Heading_20_4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T_5f_JGA_5f_Texto" style:list-style-name="L1">
      <style:paragraph-properties fo:text-align="justify" style:justify-single-word="false"/>
    </style:style>
    <style:style style:name="P30" style:family="paragraph" style:parent-style-name="T_5f_JGA_5f_Texto" style:list-style-name="L2">
      <style:paragraph-properties fo:margin-left="2.498cm" fo:margin-right="0cm" fo:text-align="justify" style:justify-single-word="false" fo:text-indent="-0.635cm" style:auto-text-indent="false"/>
    </style:style>
    <style:style style:name="P31" style:family="paragraph" style:parent-style-name="T_5f_JGA_5f_Texto" style:list-style-name="L3">
      <style:paragraph-properties fo:margin-left="2.498cm" fo:margin-right="0cm" fo:text-align="justify" style:justify-single-word="false" fo:text-indent="-0.635cm" style:auto-text-indent="false"/>
    </style:style>
    <style:style style:name="P32" style:family="paragraph" style:parent-style-name="T_5f_JGA_5f_Texto" style:list-style-name="L4">
      <style:paragraph-properties fo:margin-left="2.498cm" fo:margin-right="0cm" fo:text-align="justify" style:justify-single-word="false" fo:text-indent="-0.635cm" style:auto-text-indent="false"/>
    </style:style>
    <style:style style:name="P33" style:family="paragraph" style:parent-style-name="T_5f_JGA_5f_Texto" style:list-style-name="L4">
      <style:paragraph-properties fo:margin-left="1.249cm" fo:margin-right="0cm" fo:text-align="justify" style:justify-single-word="false" fo:text-indent="-0.635cm" style:auto-text-indent="false"/>
    </style:style>
    <style:style style:name="P34" style:family="paragraph" style:parent-style-name="T_5f_JGA_5f_Texto">
      <style:paragraph-properties fo:margin-left="0cm" fo:margin-right="0cm" fo:text-indent="0cm" style:auto-text-indent="false"/>
      <style:text-properties style:text-line-through-style="none" style:font-name="Georgia2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Miriam Fixed"/>
    </style:style>
    <style:style style:name="T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 style:font-name="Miriam Fixed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style:font-name="Miriam Fixed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font-name="Gill Sans MT"/>
    </style:style>
    <style:style style:name="T10" style:family="text">
      <style:text-properties style:font-name="Gill Sans MT" fo:font-weight="bold" style:font-weight-asian="bold" style:font-weight-complex="bold"/>
    </style:style>
    <style:style style:name="T11" style:family="text">
      <style:text-properties style:font-name="Miriam Fixed"/>
    </style:style>
    <style:style style:name="T12" style:family="text">
      <style:text-properties style:font-name="Miriam Fixed" fo:font-style="normal" style:font-style-asian="normal" style:font-style-complex="normal"/>
    </style:style>
    <style:style style:name="T13" style:family="text"/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a"/>
        <text:sequence-decl text:display-outline-level="0" text:name="Referencia"/>
        <text:sequence-decl text:display-outline-level="2" text:separation-character="." text:name="Formula"/>
        <text:sequence-decl text:display-outline-level="0" text:name="F"/>
        <text:sequence-decl text:display-outline-level="0" text:name="Experimento"/>
      </text:sequence-decls>
      <text:list xml:id="list30633675" text:style-name="Outline">
        <text:list-item>
          <text:h text:style-name="P25" text:outline-level="1">SIGMUND user manual</text:h>
        </text:list-item>
      </text:list>
      <text:p text:style-name="P3"><text:span text:style-name="T4">This is the user manual of mutualistic model</text:span><text:span text:style-name="T4"><text:note text:id="ftn1" text:note-class="footnote"><text:note-citation>1</text:note-citation><text:note-body><text:p text:style-name="Footnote">The model is described in Javier García-Algarra et al. (2014) “Rethinking the logistic approach for population dynamics of mutualistic interactions”, <text:span text:style-name="T2">Journal of Theoretical Biology</text:span>, 363, 332-343.</text:p></text:note-body></text:note></text:span><text:span text:style-name="T4"> simulator SIGMUND. </text:span></text:p>
      <text:p text:style-name="P3"><text:span text:style-name="T4">Github repository: </text:span><text:a xlink:type="simple" xlink:href="https://github.com/jgalgarra/sigmund"><text:span text:style-name="T5">https://github.com/jgalgarra/sigmund</text:span></text:a></text:p>
      <text:p text:style-name="P5">Release: 2.05</text:p>
      <text:p text:style-name="P5">Date: May 2016</text:p>
      <text:p text:style-name="P5">Author: Javier García-Algarra, Complex System Groups, Universidad Politécnica de Madrid, Spain.</text:p>
      <text:p text:style-name="P5">jgalgarra@coit.es</text:p>
      <text:list xml:id="list31334034" text:continue-numbering="true" text:style-name="Outline">
        <text:list-item>
          <text:list>
            <text:list-item>
              <text:h text:style-name="Heading_20_2" text:outline-level="2">Installation</text:h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p text:style-name="T_5f_JGA_5f_Texto"/>
      <text:p text:style-name="T_5f_JGA_5f_Texto">SIGMUND requires <text:span text:style-name="T2">python</text:span> 3.2 or higher to run. Packages <text:span text:style-name="T11">numpy</text:span>, <text:span text:style-name="T11">scipy</text:span>, <text:span text:style-name="T11">matplotlib</text:span> and <text:span text:style-name="T11">PyQt</text:span> must be installed. A good option is downloading the <text:span text:style-name="T11">Anaconda</text:span> distribution<text:note text:id="ftn2" text:note-class="footnote"><text:note-citation>2</text:note-citation><text:note-body><text:p text:style-name="Footnote">https://store.continuum.io/cshop/anaconda/</text:p></text:note-body></text:note> that includes all the required software. In addition, <text:span text:style-name="T11">git</text:span> must be enabled. The simulator has been succesfully tested <text:s/>under <text:span text:style-name="T2">Windows</text:span> <text:s/>and <text:span text:style-name="T2">Ubuntu</text:span>.</text:p>
      <text:p text:style-name="T_5f_JGA_5f_Texto">Go to the directory where you want to install SIGMUND. From the UNIX shell or git bash in Windows, invoque:</text:p>
      <text:p text:style-name="P14">git clone https://github.com/jgalgarra/sigmund <text:s/></text:p>
      <text:p text:style-name="T_5f_JGA_5f_Texto">SIGMUND is ready to run. Navigate to the directory <text:span text:style-name="T11">sigmund/src/pak_tfm</text:span> that has been created under the directory from where you invoked the <text:span text:style-name="T11">git clone</text:span> command. Under Windows double click on the sigmund_tool.py icon to launch the program. Under Linux write the command:</text:p>
      <text:p text:style-name="P14">./sigmund_tool.py</text:p>
      <text:p text:style-name="T_5f_JGA_5f_Texto"/>
      <text:list xml:id="list31306254" text:continue-numbering="true" text:style-name="Outline">
        <text:list-item>
          <text:list>
            <text:list-item>
              <text:list>
                <text:list-item>
                  <text:h text:style-name="P26" text:outline-level="3">User interface</text:h>
                </text:list-item>
              </text:list>
            </text:list-item>
          </text:list>
        </text:list-item>
      </text:list>
      <text:p text:style-name="T_5f_JGA_5f_Texto_5f_PrimeroTrasEncabezado"><text:span text:style-name="T3">SIGMUND user interface is built with the </text:span><text:span text:style-name="T12">Qt</text:span><text:span text:style-name="T3"> framework, so details may look slightly different depending on your machine and Operating System.</text:span></text:p>
      <text:p text:style-name="P15"/>
      <table:table table:name="Table7" table:style-name="Table7">
        <table:table-column table:style-name="Table7.A"/>
        <table:table-row>
          <table:table-cell office:value-type="string">
            <text:p text:style-name="Table_20_Contents"><draw:frame draw:style-name="fr2" draw:name="graphics1" text:anchor-type="paragraph" svg:width="16cm" svg:height="12.264cm" draw:z-index="0"><draw:image xlink:href="../sigui.png" xlink:type="simple" xlink:show="embed" xlink:actuate="onLoad" draw:filter-name="&lt;All formats&gt;"/></draw:frame></text:p>
          </table:table-cell>
        </table:table-row>
        <table:table-row>
          <table:table-cell office:value-type="string">
            <text:p text:style-name="P24">SIGMUND User interface</text:p>
          </table:table-cell>
        </table:table-row>
      </table:table>
      <text:p text:style-name="P4">This is the meaning of the different fields:</text:p>
      <text:list xml:id="list30636041" text:style-name="L1">
        <text:list-item>
          <text:p text:style-name="P29"><text:span text:style-name="T10">Input File</text:span>. Name of simulation configuration files stored in <text:span text:style-name="T9">/input . </text:span>You must choose it or it may be automatically picked if you load an stored simulation. The UI will show the number of species of each guild.</text:p>
        </text:list-item>
        <text:list-item>
          <text:p text:style-name="P29"><text:span text:style-name="T10">Years.</text:span> Span of simulation, mandatory.</text:p>
        </text:list-item>
        <text:list-item>
          <text:p text:style-name="P29"><text:span text:style-name="T10">Output suffix.</text:span><text:span text:style-name="T9"> </text:span>Optional suffix that will be appended to the results files that are written in <text:span text:style-name="T9">/output</text:span>.</text:p>
        </text:list-item>
        <text:list-item>
          <text:p text:style-name="P29"><text:span text:style-name="T10">Comments for report</text:span>. Optional field to include a free text describing the experiment that will be included in the report file.</text:p>
        </text:list-item>
        <text:list-item>
          <text:p text:style-name="P29"><text:soft-page-break/><text:span text:style-name="T10">Mutualism Model.</text:span> Allows choosing between no mutalism and logistic like (Verhulst) mode of simulation.</text:p>
        </text:list-item>
        <text:list-item>
          <text:p text:style-name="P29"><text:span text:style-name="T10">Food web</text:span>. Check if there is a superimposed food web.</text:p>
        </text:list-item>
        <text:list-item>
          <text:p text:style-name="P29"><text:span text:style-name="T10">Save output data</text:span>. Check if you want to save numeric simualtion data in text files.</text:p>
        </text:list-item>
      </text:list>
      <text:p text:style-name="P13">The system may be attacked with four classes of perturbations (optional).</text:p>
      <text:list xml:id="list31318097" text:continue-numbering="true" text:style-name="L1">
        <text:list-item>
          <text:p text:style-name="P29"><text:span text:style-name="T10">Random links removal.</text:span> Percentage of mutualistic links that are randomly removed (No effect if the field is left blank or set to zero).</text:p>
        </text:list-item>
        <text:list-item>
          <text:p text:style-name="P29"><text:span text:style-name="T10">Plants blossom probability</text:span>. Simulation of random strength of plants blossom.</text:p>
        </text:list-item>
      </text:list>
      <text:list xml:id="list30636876" text:style-name="L2">
        <text:list-item>
          <text:p text:style-name="P30"><text:span text:style-name="T10">Probability</text:span>. Blossom probability, (range 0 to 1.0, default 1.0).</text:p>
        </text:list-item>
        <text:list-item>
          <text:p text:style-name="P30"><text:span text:style-name="T10">Type of distribution</text:span>. Binary or Gaussian. Binary performs a Bernouilli trial with the set probability for each year. Intensity is 100% is result is successful or zero otherwise. Gaussian modulates intensity with a normal distribution, with mean equal to the probability parameter and the set standard deviation.</text:p>
        </text:list-item>
      </text:list>
      <text:list xml:id="list33368301" text:style-name="L2">
        <text:list-item>
          <text:p text:style-name="P30"><text:span text:style-name="T10">Species</text:span>. List of affected plant species (from <text:span text:style-name="T11">1</text:span> to <text:span text:style-name="T11">n</text:span>, or <text:span text:style-name="T11">ALL</text:span>).</text:p>
        </text:list-item>
      </text:list>
      <text:list xml:id="list31322327" text:continue-list="list31318097" text:style-name="L1">
        <text:list-item>
          <text:p text:style-name="P29"><text:span text:style-name="T10">Plants blossom variability</text:span>. Simulation of random blossom period.</text:p>
        </text:list-item>
      </text:list>
      <text:list xml:id="list30614161" text:style-name="L3">
        <text:list-item>
          <text:p text:style-name="P31"><text:span text:style-name="T10">Period</text:span>. Fraction of year.</text:p>
        </text:list-item>
        <text:list-item>
          <text:p text:style-name="P31"><text:span text:style-name="T10">Deviation</text:span>. Variability of blossom period.</text:p>
        </text:list-item>
        <text:list-item>
          <text:p text:style-name="P31"><text:span text:style-name="T10">Type</text:span>. None, linear (define by slope) or sinusoidal (defined by period).</text:p>
        </text:list-item>
        <text:list-item>
          <text:p text:style-name="P31"><text:span text:style-name="T10">Species</text:span>. List of affected plant species (from <text:span text:style-name="T11">1</text:span> to <text:span text:style-name="T11">n</text:span>, or <text:span text:style-name="T11">ALL</text:span>).</text:p>
        </text:list-item>
      </text:list>
      <text:list xml:id="list31337746" text:continue-list="list31322327" text:style-name="L1">
        <text:list-item>
          <text:p text:style-name="P29"><text:span text:style-name="T10">Forced external perturbations</text:span>. Exogen attacks (epidemics, droughts, migrations, etc) that may lead to step death rate increases.</text:p>
        </text:list-item>
      </text:list>
      <text:list xml:id="list31338479" text:continue-list="list33368301" text:style-name="L4">
        <text:list-item>
          <text:p text:style-name="P32"><text:span text:style-name="T10">Years</text:span>. Perturbation span.</text:p>
        </text:list-item>
        <text:list-item>
          <text:p text:style-name="P32"><text:span text:style-name="T10">Spike</text:span>. Fraction of the perturbation span where the perturbation is active (useful for repetitions).</text:p>
        </text:list-item>
        <text:list-item>
          <text:p text:style-name="P32"><text:span text:style-name="T10">Repeat</text:span>. Number of times the perturbation is repeated.</text:p>
        </text:list-item>
        <text:list-item>
          <text:p text:style-name="P32"><text:span text:style-name="T10">Rate</text:span>. Yearly death rate increase.</text:p>
        </text:list-item>
        <text:list-item>
          <text:p text:style-name="P32"><text:span text:style-name="T10">Start</text:span>. Year when the perturbation starts.</text:p>
        </text:list-item>
        <text:list-item>
          <text:p text:style-name="P32"><text:span text:style-name="T10">Species</text:span>. List of affected species.</text:p>
        </text:list-item>
        <text:list-item>
          <text:p text:style-name="P33"><text:span text:style-name="T10">Load simulation</text:span>. Load stored simulation parameters.</text:p>
        </text:list-item>
        <text:list-item>
          <text:p text:style-name="P33"><text:span text:style-name="T10">Save simulation</text:span>. Store simulation parameters. <text:s/></text:p>
        </text:list-item>
      </text:list>
      <text:list xml:id="list31309277" text:continue-list="list31306254" text:style-name="Outline">
        <text:list-item>
          <text:list>
            <text:list-item>
              <text:list>
                <text:list-item>
                  <text:h text:style-name="P27" text:outline-level="3">Experiment results</text:h>
                </text:list-item>
              </text:list>
            </text:list-item>
          </text:list>
        </text:list-item>
      </text:list>
      <text:p text:style-name="P21">Each experiment produces a set of results. The system console shows real time information on the experiment behavior. These data are written to the <text:span text:style-name="T9">HTML</text:span> <text:s/>report file in the directory <text:span text:style-name="T9">/output</text:span>.. Figures and data of population and growth rates are also stored in that directory.</text:p>
      <text:p text:style-name="P20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Binomial simulated mutualistic interaction. Input file: exp18</text:p>
            <text:p text:style-name="P18">============================================================</text:p>
            <text:p text:style-name="P18">User Comment: Example of simulation for the user manual</text:p>
            <text:p text:style-name="P18">Span: 100 years</text:p>
            <text:p text:style-name="P18">ALGORITHM: Verhulst</text:p>
            <text:p text:style-name="P18">Release 2.03</text:p>
            <text:p text:style-name="P18">Plants matrix: exp18_a.txt</text:p>
            <text:p text:style-name="P18">Pollinators matrix: exp18_b.txt</text:p>
            <text:p text:style-name="P18">Plant species: 4</text:p>
            <text:p text:style-name="P18">Plant initial populations [800, 900, 700, 270]</text:p>
            <text:p text:style-name="P18">Pollinator species: 4</text:p>
            <text:p text:style-name="P18">Pollinator initial populations [1100, 700, 400, 350]</text:p>
            <text:p text:style-name="P18">Blossom probability 1.0, type Binary. Plant affected species:['ALL']</text:p>
            <text:p text:style-name="P19">Blossom variability active. Period: 0.10 (% of year), Initial moment standard dev.: 0.0100 (% of year), Type: sin, Period 20.00 . Affected species:[1, 2]</text:p>
            <text:p text:style-name="P18">Elapsed time 6.51 s</text:p>
            <text:p text:style-name="P18"/>
            <text:p text:style-name="P18">Created 2014-10-03 23:52:18.363000</text:p>
          </table:table-cell>
        </table:table-row>
      </table:table>
      <text:p text:style-name="P20"/>
      <text:p text:style-name="P17"/>
      <text:p text:style-name="P16"/>
      <text:list xml:id="list31316206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  <text:list-item>
                  <text:h text:style-name="P27" text:outline-level="3">Offline scripts</text:h>
                </text:list-item>
              </text:list>
            </text:list-item>
          </text:list>
        </text:list-item>
      </text:list>
      <text:p text:style-name="P12"><text:span text:style-name="T6">SIGMUND may be launched from the command line in batch mode to perform multiple experiments. The script is called </text:span><text:span text:style-name="T7">sigmund_standalone.py</text:span><text:span text:style-name="T6"> . The simulation will take the parameters stored in the simfile unless they are changed using the optional command arguments:</text:span></text:p>
      <text:list xml:id="list3131798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" text:outline-level="4">sigmund_standalone.py</text:h>
                    </text:list-item>
                  </text:list>
                </text:list-item>
              </text:list>
            </text:list-item>
          </text:list>
        </text:list-item>
      </text:list>
      <text:p text:style-name="P9">usage: sigmund_standalone.py [-h] [-simfile SIMFILE_NAME] [-g] [-v]</text:p>
      <text:p text:style-name="P9"><text:s text:c="29"/>[-years SIM_YEARS] [-fw] [-outsf OUTSF] [-ds]</text:p>
      <text:p text:style-name="P9"><text:s text:c="29"/>[-dsdir DSDIR] [-stop] [-rlink RLINK]</text:p>
      <text:p text:style-name="P9"><text:s text:c="29"/>[-Blprob BLPROB] [-Blsd BLSD] [-Bltype BLTYPE]</text:p>
      <text:p text:style-name="P9"><text:s text:c="29"/>[-Blspecies BLSPECIES] [-Bssvarper BSSVARPER]</text:p>
      <text:p text:style-name="P9"><text:s text:c="29"/>[-Bssvarsd BSSVARSD] [-Bssvartype BSSVARTYPE]</text:p>
      <text:p text:style-name="P9"><text:s text:c="29"/>[-Bssvartype_param BSSVARTYPE_PARAM]</text:p>
      <text:p text:style-name="P9"><text:s text:c="29"/>[-Bssvarspecies BSSVARSPECIES]</text:p>
      <text:p text:style-name="P9"><text:s text:c="29"/>[-pl_ext_period PL_EXT_PERIOD]</text:p>
      <text:p text:style-name="P9"><text:s text:c="29"/>[-pl_ext_spike PL_EXT_SPIKE]</text:p>
      <text:p text:style-name="P9"><text:s text:c="29"/>[-pl_ext_numperiod PL_EXT_NUMPERIOD]</text:p>
      <text:p text:style-name="P9"><text:s text:c="29"/>[-pl_ext_rate PL_EXT_RATE]</text:p>
      <text:p text:style-name="P9"><text:s text:c="29"/>[-pl_ext_start PL_EXT_START]</text:p>
      <text:p text:style-name="P9"><text:s text:c="29"/>[-pl_ext_species PL_EXT_SPECIES]</text:p>
      <text:p text:style-name="P9"><text:s text:c="29"/>[-pol_ext_period POL_EXT_PERIOD]</text:p>
      <text:p text:style-name="P9"><text:s text:c="29"/>[-pol_ext_spike POL_EXT_SPIKE]</text:p>
      <text:p text:style-name="P9"><text:s text:c="29"/>[-pol_ext_numperiod POL_EXT_NUMPERIOD]</text:p>
      <text:p text:style-name="P9"><text:s text:c="29"/>[-pol_ext_rate POL_EXT_RATE]</text:p>
      <text:p text:style-name="P9"><text:s text:c="29"/>[-pol_ext_start POL_EXT_START]</text:p>
      <text:p text:style-name="P9"><text:s text:c="29"/>[-pol_ext_species POL_EXT_SPECIES]</text:p>
      <text:p text:style-name="P8"/>
      <text:p text:style-name="P9">optional arguments:</text:p>
      <text:p text:style-name="P9"><text:s text:c="2"/>-h, --help <text:s text:c="12"/>show this help message and exit</text:p>
      <text:p text:style-name="P9"><text:s text:c="2"/>-simfile SIMFILE_NAME <text:s/>Simulation parameters file</text:p>
      <text:p text:style-name="P9"><text:s text:c="2"/>-g <text:s text:c="20"/>Generate and store graphs</text:p>
      <text:p text:style-name="P9"><text:s text:c="2"/>-v <text:s text:c="20"/>Verbose output</text:p>
      <text:p text:style-name="P9"><text:s text:c="2"/>-years SIM_YEARS <text:s text:c="6"/>Simulation span in years</text:p>
      <text:p text:style-name="P9"><text:s text:c="2"/>-fw <text:s text:c="19"/>Superimposed food web</text:p>
      <text:p text:style-name="P9"><text:s text:c="2"/>-outsf OUTSF <text:s text:c="10"/>Append suffix to output file names</text:p>
      <text:p text:style-name="P9"><text:s text:c="2"/>-ds <text:s text:c="19"/>Results data save</text:p>
      <text:p text:style-name="P9"><text:s text:c="2"/>-dsdir DSDIR <text:s text:c="10"/>Data save directory</text:p>
      <text:p text:style-name="P9"><text:s text:c="2"/>-stop <text:s text:c="17"/>On extinction stop simulation</text:p>
      <text:p text:style-name="P9"><text:s text:c="2"/>-rlink RLINK <text:s text:c="10"/>Randomlinks removal</text:p>
      <text:p text:style-name="P9"><text:s text:c="2"/>-Blprob BLPROB <text:s text:c="7"/>Blossom probability</text:p>
      <text:p text:style-name="P9"><text:s text:c="2"/>-Blsd BLSD <text:s text:c="11"/>Blossom deviation</text:p>
      <text:p text:style-name="P9"><text:s text:c="2"/>-Bltype BLTYPE <text:s text:c="7"/>Blossom type: Binary, Gaussian</text:p>
      <text:p text:style-name="P9"><text:s text:c="2"/>-Blspecies BLSPECIES <text:s/>Blossom species</text:p>
      <text:p text:style-name="P9"><text:s text:c="2"/>-Bssvarper BSSVARPER <text:s/>Blossom variability period</text:p>
      <text:p text:style-name="P9"><text:s text:c="2"/>-Bssvarsd BSSVARSD <text:s text:c="3"/>Blossom variability deviation</text:p>
      <text:p text:style-name="P10"><text:s text:c="2"/>-Bssvartype BSSVARTYPE Blossom variability modulation type: None, linear, sin</text:p>
      <text:p text:style-name="P9"><text:s text:c="2"/>-Bssvartype_param BSSVARTYPE_PARAM Blossom variability modulation parameter</text:p>
      <text:p text:style-name="P9"><text:s text:c="2"/>-Bssvarspecies BSSVARSPECIES Blossom variability affected species</text:p>
      <text:p text:style-name="P9"><text:s text:c="2"/>-pl_ext_period PL_EXT_PERIOD Plants external perturbation, period in years</text:p>
      <text:p text:style-name="P10"><text:s text:c="2"/>-pl_ext_spike PL_EXT_SPIKE Plants external perturbation, spike (fraction of <text:s text:c="24"/>period)</text:p>
      <text:p text:style-name="P10"><text:s text:c="2"/>-pl_ext_numperiod PL_EXT_NUMPERIOD Plants external perturbation, repeat perturbation</text:p>
      <text:p text:style-name="P10"><text:s text:c="2"/>-pl_ext_rate PL_EXT_RATE Plants external perturbation, rate</text:p>
      <text:p text:style-name="P10"><text:s text:c="2"/>-pl_ext_start PL_EXT_START Plants external perturbation, initial year</text:p>
      <text:p text:style-name="P10"><text:soft-page-break/><text:s text:c="2"/>-pl_ext_species PL_EXT_SPECIES Plants external perturbation, affected species</text:p>
      <text:p text:style-name="P10"><text:s text:c="2"/>-pol_ext_period POL_EXT_PERIOD Pollinators external perturbation, period in years</text:p>
      <text:p text:style-name="P10"><text:s text:c="2"/>-pol_ext_spike POL_EXT_SPIKE Pollinators external perturbation, spike (fraction of period)</text:p>
      <text:p text:style-name="P10"><text:s text:c="2"/>-pol_ext_numperiod POL_EXT_NUMPERIOD Pollinators external perturbation, repeat perturbation</text:p>
      <text:p text:style-name="P10"><text:s text:c="2"/>-pol_ext_rate POL_EXT_RATE Pollinators external perturbation, rate</text:p>
      <text:p text:style-name="P10"><text:s text:c="2"/>-pol_ext_start POL_EXT_START Pollinators external perturbation, initial year</text:p>
      <text:p text:style-name="P10"><text:s text:c="2"/>-pol_ext_species POL_EXT_SPECIES Pollinators external perturbation, affected species</text:p>
      <text:p text:style-name="P11"/>
      <text:p text:style-name="P7">Usage example:<text:span text:style-name="T8"> </text:span></text:p>
      <text:p text:style-name="P11">./sigmund_standalone.py -simfile exp18_Verhulst_oso_20.sim -y 50 -g -rlink 0.1 -v</text:p>
      <text:p text:style-name="P11"/>
      <text:p text:style-name="T_5f_JGA_5f_Texto">This example loads the simulation conditions stored in <text:span text:style-name="T11">exp18_Verhulst_oso_20.sim</text:span> sets a sapn of 50 years, generates and stores the pictures, removes a 10% of links and runs in verbose mode (the same console output as if it was launched from the User Interface).</text:p>
      <text:p text:style-name="T_5f_JGA_5f_Texto">If flag -v is not activated, the program is run in quiet mode. If the <text:span text:style-name="T11">-stop</text:span> flag is set it returns either <text:span text:style-name="T11">SURVIVAL</text:span> or <text:span text:style-name="T11">EXTINCTION.</text:span> This feature may be used to run multiple simulations to check survavility of the whole system under certain parameters, because simulation stops if the system goes below the vital minimum</text:p>
      <text:p text:style-name="T_5f_JGA_5f_Texto"/>
      <text:list xml:id="list3132994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urvival.py</text:h>
                    </text:list-item>
                  </text:list>
                </text:list-item>
              </text:list>
            </text:list-item>
          </text:list>
        </text:list-item>
      </text:list>
      <text:p text:style-name="T_5f_JGA_5f_Texto">This is an example of a python script to compute the rate of survival when a 70% of links are removed at random. The simulation span is set to 50 years and the scripts ends in the moment extinction is detected:<text:tab/><text:line-break/></text:p>
      <text:p text:style-name="P22">import subprocess</text:p>
      <text:p text:style-name="P22">survival_success <text:s/>= <text:s/>0</text:p>
      <text:p text:style-name="P22">no_experiments <text:s/>= <text:s/>50</text:p>
      <text:p text:style-name="P22">com_base = <text:s/>"python3 sigmund_standalone.py -simfile exp18_10.sim -y 50 -stop -rlink 0.7"</text:p>
      <text:p text:style-name="P22">for i in range(0,no_experiments):</text:p>
      <text:p text:style-name="P23"><text:s text:c="4"/>b = subprocess.check_output(com_base+str(rrate), shell=True)</text:p>
      <text:p text:style-name="P23"><text:s text:c="4"/>if str(b).find("EXTINCTION") == -1:</text:p>
      <text:p text:style-name="P23"><text:s text:c="8"/>print("remove links "+str(rrate)+" survival")</text:p>
      <text:p text:style-name="P23"><text:s text:c="8"/>survival_success += 1</text:p>
      <text:p text:style-name="P23"><text:s text:c="4"/>else:</text:p>
      <text:p text:style-name="P23"><text:s text:c="8"/>print("remove links "+str(rrate)+" extinction")</text:p>
      <text:p text:style-name="P22">print("Experiments "+str(no_experiments)+"/ Network survived " + str(survival_success)+" times")</text:p>
      <text:p text:style-name="P3"><text:soft-page-break/>Please, note that we are invoking the <text:span text:style-name="T11">sigmund_standalone.py </text:span>as an external process. You can get the same results writing your own script in your preferred programming language or scripting.</text:p>
      <text:p text:style-name="P3"/>
      <text:list xml:id="list313313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igmund_createinput_atmax.py</text:h>
                    </text:list-item>
                  </text:list>
                </text:list-item>
              </text:list>
            </text:list-item>
          </text:list>
        </text:list-item>
      </text:list>
      <text:p text:style-name="T_5f_JGA_5f_Texto">This scripts takes the last population values of an stored simulation, and creates two new input files with the _MAX suffix.</text:p>
      <text:p text:style-name="P6">./sigmund_createinput_atmax.py -fichout output/output_data_M1_A1_all_Verhulst_a_populations__100.txt</text:p>
      <text:p text:style-name="T_5f_JGA_5f_Texto"/>
      <text:p text:style-name="T_5f_JGA_5f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Lucida Console1" svg:font-family="'Lucida Console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Normal" style:font-family-generic="modern" style:font-pitch="fixed"/>
    <style:font-face style:name="Miriam Fixed" svg:font-family="'Miriam Fixed'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Bitstream Vera Serif" svg:font-family="'Bitstream Vera Serif'" style:font-adornments="Roman" style:font-family-generic="roman" style:font-pitch="variable"/>
    <style:font-face style:name="Georgia2" svg:font-family="Georgia" style:font-family-generic="roman" style:font-pitch="variable"/>
    <style:font-face style:name="Georgia1" svg:font-family="Georgia" style:font-adornments="Normal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Forte" svg:font-family="Forte" style:font-adornments="Negrita" style:font-family-generic="script" style:font-pitch="variable"/>
    <style:font-face style:name="Arial Rounded MT Bold" svg:font-family="'Arial Rounded MT Bold'" style:font-adornments="Normal" style:font-family-generic="swiss" style:font-pitch="variable"/>
    <style:font-face style:name="Berlin Sans FB" svg:font-family="'Berlin Sans FB'" style:font-adornments="Regular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Century Gothic" svg:font-family="'Century Gothic'" style:font-adornments="Normal" style:font-family-generic="swiss" style:font-pitch="variable"/>
    <style:font-face style:name="Gill Sans MT" svg:font-family="'Gill Sans MT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aiandra GD2" svg:font-family="'Maiandra GD'" style:font-family-generic="swiss" style:font-pitch="variable"/>
    <style:font-face style:name="Maiandra GD1" svg:font-family="'Maiandra GD'" style:font-adornments="Cursiva" style:font-family-generic="swiss" style:font-pitch="variable"/>
    <style:font-face style:name="Maiandra GD" svg:font-family="'Maiandra GD'" style:font-adornments="Normal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Negrita" style:font-family-generic="swiss" style:font-pitch="variable"/>
    <style:font-face style:name="Trebuchet MS2" svg:font-family="'Trebuchet MS'" style:font-adornments="Regular" style:font-family-generic="swiss" style:font-pitch="variable"/>
    <style:font-face style:name="Tw Cen MT Condensed Extra Bold" svg:font-family="'Tw Cen MT Condensed Extra Bold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1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line-height-at-least="0cm" fo:text-align="justify" style:justify-single-word="true" fo:orphans="0" fo:widows="0" style:page-number="auto" style:shadow="none" style:writing-mode="lr-tb"/>
      <style:text-properties style:use-window-font-color="true" style:font-name="Times New Roman" fo:font-size="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list-style-name="" style:class="text" style:master-page-name="">
      <style:paragraph-properties fo:margin-top="0cm" fo:margin-bottom="0cm" fo:text-align="justify" style:justify-single-word="false" fo:orphans="0" fo:widows="0" style:page-number="auto" fo:background-color="transparent" style:shadow="none" fo:keep-with-next="always">
        <style:tab-stops/>
        <style:background-image/>
      </style:paragraph-properties>
      <style:text-properties fo:color="#666699" style:font-name="Forte" fo:font-size="26pt" fo:font-weight="bold" style:font-name-asian="Lucida Sans Unicode1" style:font-size-asian="14pt" style:font-name-complex="Tahoma" style:font-size-complex="14pt"/>
    </style:style>
    <style:style style:name="Heading_20_1" style:display-name="Heading 1" style:family="paragraph" style:next-style-name="Text_20_body" style:list-style-name="Outline" style:class="text" style:master-page-name="" style:default-outline-level="1">
      <style:paragraph-properties fo:margin-left="0cm" fo:margin-right="0cm" fo:margin-top="0cm" fo:margin-bottom="1.499cm" fo:line-height="60%" fo:text-align="justify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 style:vertical-align="baseline" style:join-border="false">
        <style:tab-stops/>
        <style:drop-cap/>
        <style:background-image/>
      </style:paragraph-properties>
      <style:text-properties fo:color="#666699" style:text-outline="false" style:font-name="Trebuchet MS" fo:font-size="18pt" fo:text-shadow="none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list-style-name="Outline" style:class="text" style:master-page-name="" style:default-outline-level="2">
      <style:paragraph-properties fo:margin-left="0cm" fo:margin-right="0cm" fo:margin-top="0.6cm" fo:margin-bottom="0cm" fo:line-height="100%" fo:text-align="justify" style:justify-single-word="false" fo:text-indent="0cm" style:auto-text-indent="false" style:page-number="auto" text:number-lines="false" text:line-number="0">
        <style:tab-stops/>
      </style:paragraph-properties>
      <style:text-properties fo:color="#666699" style:font-name="Trebuchet MS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_5f_JGA_5f_Texto_5f_PrimeroTrasEncabezado" style:list-style-name="Outline" style:class="text" style:default-outline-level="3">
      <style:paragraph-properties fo:margin-left="0cm" fo:margin-right="0cm" fo:margin-top="0.499cm" fo:margin-bottom="0cm" fo:text-align="justify" style:justify-single-word="false" fo:text-indent="0cm" style:auto-text-indent="false">
        <style:tab-stops/>
      </style:paragraph-properties>
      <style:text-properties style:font-name="Trebuchet MS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master-page-name="" style:default-outline-level="4">
      <style:paragraph-properties fo:margin-top="0cm" fo:margin-bottom="0.199cm" style:page-number="auto" fo:break-before="auto" fo:break-after="auto" fo:keep-with-next="auto"/>
      <style:text-properties fo:color="#666699" style:font-name="Trebuchet MS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 style:master-page-name="">
      <style:paragraph-properties style:page-number="auto"/>
      <style:text-properties style:font-name="Trebuchet MS2" fo:font-size="22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 fo:background-color="#ff3333"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true" text:number-lines="false" text:line-number="0" style:vertical-align="top">
        <style:tab-stops>
          <style:tab-stop style:position="8.467cm" style:type="center"/>
          <style:tab-stop style:position="16.935cm" style:type="right"/>
        </style:tab-stops>
      </style:paragraph-properties>
      <style:text-properties fo:font-variant="normal" fo:text-transform="none" fo:color="#ccccff" style:font-name="Bitstream Vera Sans" fo:font-size="8pt" fo:font-weight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67cm" style:type="center"/>
          <style:tab-stop style:position="16.93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67cm" style:type="center"/>
          <style:tab-stop style:position="16.935cm" style:type="right"/>
        </style:tab-stops>
      </style:paragraph-properties>
    </style:style>
    <style:style style:name="Footer" style:family="paragraph" style:parent-style-name="Standard" style:class="extra">
      <style:paragraph-properties fo:margin-top="0.049cm" fo:margin-bottom="0cm" fo:text-align="justify" style:justify-single-word="false" style:shadow="none" text:number-lines="false" text:line-number="0" style:vertical-align="middle">
        <style:tab-stops>
          <style:tab-stop style:position="8.467cm" style:type="center"/>
          <style:tab-stop style:position="16.935cm" style:type="right"/>
        </style:tab-stops>
      </style:paragraph-properties>
      <style:text-properties fo:font-variant="normal" fo:text-transform="none" fo:color="#9999cc" style:font-name="Maiandra GD" fo:font-size="8pt" fo:text-shadow="none" fo:font-weight="normal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67cm" style:type="center"/>
          <style:tab-stop style:position="16.93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>
      <style:paragraph-properties fo:margin-top="0cm" fo:margin-bottom="0cm" style:line-height-at-least="0cm" style:vertical-align="top"/>
      <style:text-properties style:font-name="Bitstream Vera Sans" fo:font-size="8pt" fo:font-style="normal" fo:font-weight="bold"/>
    </style:style>
    <style:style style:name="Table" style:family="paragraph" style:parent-style-name="Caption" style:class="extra"/>
    <style:style style:name="Text" style:family="paragraph" style:parent-style-name="Caption" style:next-style-name="Heading_20_1" style:class="extra">
      <style:paragraph-properties fo:margin-top="0cm" fo:margin-bottom="0cm"/>
      <style:text-properties fo:font-size="2pt"/>
    </style:style>
    <style:style style:name="Frame_20_contents" style:display-name="Frame contents" style:family="paragraph" style:parent-style-name="Text_20_body" style:class="extra">
      <style:text-properties fo:font-size="2pt"/>
    </style:style>
    <style:style style:name="Footnote" style:family="paragraph" style:parent-style-name="Standard" style:class="extra">
      <style:paragraph-properties fo:margin-left="0.499cm" fo:margin-right="0cm" fo:margin-top="0cm" fo:margin-bottom="0.049cm" fo:text-indent="-0.4cm" style:auto-text-indent="false" text:number-lines="false" text:line-number="0">
        <style:tab-stops/>
      </style:paragraph-properties>
      <style:text-properties style:font-name="Bitstream Vera Serif"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cm" fo:text-indent="0cm" style:auto-text-indent="false" text:number-lines="false" text:line-number="0"/>
      <style:text-properties style:font-name="Trebuchet MS" fo:font-size="2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5cm" fo:text-indent="0cm" style:auto-text-indent="false">
        <style:tab-stops>
          <style:tab-stop style:position="16.935cm" style:type="right" style:leader-style="dotted" style:leader-text="."/>
        </style:tab-stops>
      </style:paragraph-properties>
      <style:text-properties style:font-name="Georgia" fo:font-size="11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99cm" fo:text-indent="0cm" style:auto-text-indent="false">
        <style:tab-stops>
          <style:tab-stop style:position="16.436cm" style:type="right" style:leader-style="dotted" style:leader-text="."/>
        </style:tab-stops>
      </style:paragraph-properties>
      <style:text-properties style:font-name="Georgia" fo:font-size="10.5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margin-top="0.101cm" fo:margin-bottom="0.15cm" fo:text-indent="0cm" style:auto-text-indent="false" style:page-number="auto">
        <style:tab-stops>
          <style:tab-stop style:position="15.937cm" style:type="right" style:leader-style="dotted" style:leader-text="."/>
        </style:tab-stops>
      </style:paragraph-properties>
      <style:text-properties style:font-name="Georgia" fo:font-size="10.5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3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  <style:text-properties style:font-name="Bitstream Vera Sans1" fo:font-size="11pt" fo:font-style="italic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35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justify" style:justify-single-word="true"/>
      <style:text-properties style:font-name="Courier New" fo:font-size="10pt" style:font-name-asian="Courier New" style:font-size-asian="10pt" style:font-name-complex="Courier New" style:font-size-complex="10pt"/>
    </style:style>
    <style:style style:name="Texto_20_sin_20_formato" style:display-name="Texto sin formato" style:family="paragraph" style:parent-style-name="Standard">
      <style:paragraph-properties fo:text-align="start" fo:text-align-last="justify" style:justify-single-word="false"/>
      <style:text-properties style:font-name="Courier New1" fo:font-size="10pt" style:font-size-asian="10pt" style:font-name-complex="Courier New1" style:font-size-complex="10pt"/>
    </style:style>
    <style:style style:name="T_5f_JGA_5f_Texto" style:display-name="T_JGA_Texto" style:family="paragraph" style:parent-style-name="Text_20_body" style:class="text">
      <style:paragraph-properties fo:margin-left="0cm" fo:margin-right="0cm" fo:line-height="0.6cm" fo:text-indent="0.499cm" style:auto-text-indent="false"/>
      <style:text-properties style:font-name="Georgia" fo:font-size="11pt" fo:font-style="normal" style:font-style-asian="normal" style:font-style-complex="normal"/>
    </style:style>
    <style:style style:name="T_5f_JGA_5f_Texto_5f_PrimeroCapitulo" style:display-name="T_JGA_Texto_PrimeroCapitulo" style:family="paragraph" style:parent-style-name="T_5f_JGA_5f_Texto" style:next-style-name="T_5f_JGA_5f_Texto" style:class="text">
      <style:paragraph-properties fo:margin-left="0cm" fo:margin-right="0cm" fo:margin-top="3.5cm" fo:margin-bottom="0.21cm" fo:line-height="0.6cm" fo:text-indent="0cm" style:auto-text-indent="false" style:shadow="none">
        <style:tab-stops/>
        <style:drop-cap/>
      </style:paragraph-properties>
    </style:style>
    <style:style style:name="T_5f_JGA_5f_Texto_5f_CitaInicial" style:display-name="T_JGA_Texto_CitaInicial" style:family="paragraph" style:parent-style-name="Frame_20_contents" style:master-page-name="">
      <style:paragraph-properties fo:margin-left="8.999cm" fo:margin-right="0cm" fo:margin-top="2.499cm" fo:margin-bottom="0cm" style:line-height-at-least="0cm" fo:text-align="justify" style:justify-single-word="false" fo:text-indent="0cm" style:auto-text-indent="false" style:page-number="auto"/>
      <style:text-properties fo:color="#333333" style:font-name="Berlin Sans FB" fo:font-size="9pt" fo:font-style="normal"/>
    </style:style>
    <style:style style:name="T_5f_JGA_5f_Texto_5f_PrimeroTrasEncabezado" style:display-name="T_JGA_Texto_PrimeroTrasEncabezado" style:family="paragraph" style:parent-style-name="T_5f_JGA_5f_Texto" style:next-style-name="T_5f_JGA_5f_Texto" style:class="text" style:master-page-name="">
      <style:paragraph-properties fo:margin-left="0cm" fo:margin-right="0cm" fo:margin-top="0.199cm" fo:margin-bottom="0.21cm" fo:line-height="0.6cm" fo:text-indent="0cm" style:auto-text-indent="false" style:page-number="auto"/>
      <style:text-properties style:font-name="Georgia" fo:font-size="11pt"/>
    </style:style>
    <style:style style:name="T_5f_JGA_5f_PieIlustracion" style:display-name="T_JGA_PieIlustracion" style:family="paragraph" style:parent-style-name="Illustration">
      <style:paragraph-properties fo:margin-left="0.049cm" fo:margin-right="0cm" style:line-height-at-least="0cm" fo:text-indent="0cm" style:auto-text-indent="false">
        <style:tab-stops/>
      </style:paragraph-properties>
      <style:text-properties fo:color="#666666" style:font-name="Bitstream Vera Sans2" fo:font-weight="normal"/>
    </style:style>
    <style:style style:name="T_5f_JGA_5f_copyright" style:display-name="T_JGA_copyright" style:family="paragraph" style:parent-style-name="T_5f_JGA_5f_PieIlustracion">
      <style:paragraph-properties fo:background-color="transparent" style:vertical-align="top">
        <style:background-image/>
      </style:paragraph-properties>
      <style:text-properties fo:color="#9999cc" style:font-name="Century Gothic" fo:font-size="7pt"/>
    </style:style>
    <style:style style:name="T_5f_JGA_5f_cita_5f_parrafo" style:display-name="T_JGA_cita_parrafo" style:family="paragraph" style:parent-style-name="T_5f_JGA_5f_Texto" style:next-style-name="T_5f_JGA_5f_Texto" style:class="text" style:master-page-name="">
      <style:paragraph-properties fo:margin-left="2cm" fo:margin-right="0cm" fo:margin-top="0cm" fo:margin-bottom="0.101cm" fo:line-height="85%" fo:text-indent="0cm" style:auto-text-indent="false" style:page-number="auto" fo:background-color="transparent">
        <style:background-image/>
      </style:paragraph-properties>
      <style:text-properties style:font-name="Lucida Sans Unicode" fo:font-size="9pt" fo:font-style="normal" fo:font-weight="normal" style:font-style-asian="normal" style:font-style-complex="normal"/>
    </style:style>
    <style:style style:name="T_5f_JGA_5f_PieIlustracionFuente" style:display-name="T_JGA_PieIlustracionFuente" style:family="paragraph" style:parent-style-name="T_5f_JGA_5f_PieIlustracion">
      <style:paragraph-properties fo:margin-left="0cm" fo:margin-right="0cm" fo:text-align="start" style:justify-single-word="false" fo:text-indent="0cm" style:auto-text-indent="false"/>
      <style:text-properties fo:font-style="italic"/>
    </style:style>
    <style:style style:name="T_5f_JGA_5f_Texto_5f_Recuadro" style:display-name="T_JGA_Texto_Recuadro" style:family="paragraph" style:parent-style-name="Frame_20_contents">
      <style:paragraph-properties fo:margin-left="0.199cm" fo:margin-right="0.101cm" fo:text-indent="0cm" style:auto-text-indent="false"/>
      <style:text-properties style:font-name="Bitstream Vera Sans2" fo:font-size="8pt"/>
    </style:style>
    <style:style style:name="T_5f_JGA_5f_Titulo_5f_Recuadro" style:display-name="T_JGA_Titulo_Recuadro" style:family="paragraph" style:parent-style-name="Frame_20_contents">
      <style:paragraph-properties fo:text-align="center" style:justify-single-word="true"/>
      <style:text-properties style:font-name="Maiandra GD" fo:font-size="18pt"/>
    </style:style>
    <style:style style:name="T_5f_JGA_5f_Texto_5f_Recuadro_5f_Cita" style:display-name="T_JGA_Texto_Recuadro_Cita" style:family="paragraph" style:parent-style-name="T_5f_JGA_5f_Texto_5f_Recuadro">
      <style:paragraph-properties fo:margin-left="0.3cm" fo:margin-right="0.101cm" fo:text-indent="0cm" style:auto-text-indent="false" fo:background-color="transparent">
        <style:background-image/>
      </style:paragraph-properties>
      <style:text-properties style:font-name="Maiandra GD1" fo:font-size="8pt" fo:font-style="normal"/>
    </style:style>
    <style:style style:name="Caballetes" style:family="paragraph" style:parent-style-name="Caption"/>
    <style:style style:name="Figura" style:family="paragraph" style:parent-style-name="Caption"/>
    <style:style style:name="T_5f_JGA_5f_Nulo" style:display-name="T_JGA_Nulo" style:family="paragraph" style:parent-style-name="Table_20_Contents">
      <style:paragraph-properties style:line-height-at-least="0cm"/>
      <style:text-properties fo:font-size="2pt"/>
    </style:style>
    <style:style style:name="T_5f_JGA_5f_Entrada_5f_Bibliografia" style:display-name="T_JGA_Entrada_Bibliografia" style:family="paragraph" style:parent-style-name="J_5f_TGA_5f_Texto_5f_Tabla_5f_Bibliografía" style:class="extra" style:master-page-name="">
      <style:paragraph-properties fo:margin-left="0.3cm" fo:margin-right="0cm" fo:line-height="80%" fo:text-indent="-0.3cm" style:auto-text-indent="false" style:page-number="auto">
        <style:tab-stops/>
      </style:paragraph-properties>
      <style:text-properties style:font-name="Lucida Sans Unicode" fo:font-size="9pt"/>
    </style:style>
    <style:style style:name="T_5f_JGA_5f_Bibliografia_5f_Seccion" style:display-name="T_JGA_Bibliografia_Seccion" style:family="paragraph" style:parent-style-name="Standard" style:class="text">
      <style:paragraph-properties fo:margin-top="0.7cm" fo:margin-bottom="0.499cm"/>
      <style:text-properties fo:color="#666699" style:font-name="Maiandra GD2" fo:font-size="16pt" fo:font-weight="bold" fo:background-color="transparent" style:font-size-asian="16pt" style:font-weight-asian="bold" style:font-size-complex="16pt" style:font-weight-complex="bold"/>
    </style:style>
    <style:style style:name="J_5f_TGA_5f_Texto_5f_Tabla_5f_Bibliografía" style:display-name="J_TGA_Texto_Tabla_Bibliografía" style:family="paragraph" style:parent-style-name="Table_20_Contents">
      <style:text-properties style:font-name="Maiandra GD" fo:font-size="10pt"/>
    </style:style>
    <style:style style:name="T_5f_JGA_5f_InicioCapitulo" style:display-name="T_JGA_InicioCapitulo" style:family="paragraph" style:parent-style-name="T_5f_JGA_5f_Nulo" style:master-page-name="">
      <style:paragraph-properties style:page-number="auto"/>
    </style:style>
    <style:style style:name="Sin_20_nombre1" style:display-name="Sin nombre1" style:family="paragraph" style:parent-style-name="T_5f_JGA_5f_cita_5f_parrafo" style:class="text" style:master-page-name="">
      <style:paragraph-properties fo:line-height="74%" style:page-number="auto"/>
    </style:style>
    <style:style style:name="Drawing" style:family="paragraph" style:parent-style-name="Caption" style:class="extra"/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Referencia" style:family="paragraph" style:parent-style-name="Caption"/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Georgia" fo:font-size="10pt"/>
    </style:style>
    <style:style style:name="Formula" style:family="paragraph" style:parent-style-name="Caption"/>
    <style:style style:name="F" style:family="paragraph" style:parent-style-name="Caption"/>
    <style:style style:name="T_5f_JGA_5f_Formula" style:display-name="T_JGA_Formula" style:family="paragraph" style:parent-style-name="Table" style:class="text">
      <style:paragraph-properties fo:text-align="end" style:justify-single-word="true"/>
      <style:text-properties style:font-name="Georgia" fo:font-size="12pt" fo:font-style="normal"/>
    </style:style>
    <style:style style:name="T_5f_JGA_5f_Formula_5f_num" style:display-name="T_JGA_Formula_num" style:family="paragraph" style:parent-style-name="T_5f_JGA_5f_Formula">
      <style:text-properties fo:font-size="10.5pt"/>
    </style:style>
    <style:style style:name="T_5f_JGA_5f_Texto_5f_Append" style:display-name="T_JGA_Texto_Append" style:family="paragraph" style:parent-style-name="T_5f_JGA_5f_Texto" style:class="text">
      <style:paragraph-properties fo:line-height="0.499cm"/>
      <style:text-properties style:font-name="Times New Roman1"/>
    </style:style>
    <style:style style:name="Heading_20_6" style:display-name="Heading 6" style:family="paragraph" style:parent-style-name="Heading" style:next-style-name="Text_20_body" style:list-style-name="Outline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Experimento" style:family="paragraph" style:parent-style-name="Cap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33% 58%" style:font-name="Lucida Console" fo:font-size="12pt" fo:background-color="transparent"/>
    </style:style>
    <style:style style:name="Endnote_20_anchor" style:display-name="Endnote anchor" style:family="text">
      <style:text-properties style:text-position="super 58%" style:font-name="Georgia1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/>
    </style:style>
    <style:style style:name="WW8Num11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1"/>
    </style:style>
    <style:style style:name="WW8Num36z2" style:family="text">
      <style:text-properties style:font-name="Wingdings"/>
    </style:style>
    <style:style style:name="Fuente_20_de_20_párrafo_20_predeter." style:display-name="Fuente de párrafo predeter." style:family="text"/>
    <style:style style:name="T_5f_JGA_5f_Numero_5f_pagina" style:display-name="T_JGA_Numero_pagina" style:family="text">
      <style:text-properties fo:text-transform="uppercase" fo:color="#9999cc" style:font-name="Bitstream Vera Sans" fo:font-size="14pt" fo:language="es" fo:country="ES" fo:font-weight="bold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T_5f_JGA_5f_Inicial" style:display-name="T_JGA_Inicial" style:family="text" style:parent-style-name="T_5f_JGA_5f_Numero_5f_pagina">
      <style:text-properties style:font-name="Arial Rounded MT Bold" fo:font-size="12pt" fo:font-weight="normal"/>
    </style:style>
    <style:style style:name="T_5f_JGA_5f_Numero_5f_Capitulo" style:display-name="T_JGA_Numero_Capitulo" style:family="text">
      <style:text-properties fo:color="#333366" style:text-outline="false" style:font-name="Forte" fo:font-size="48pt" fo:text-shadow="none" fo:font-weight="bold" fo:background-color="#ffffff" style:font-size-asian="115%" style:font-weight-asian="bold" style:font-size-complex="115%" style:font-weight-complex="bold" style:font-relief="emboss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ef._20_de_20_nota_20_al_20_pie" style:display-name="Ref. de nota al pie" style:family="text">
      <style:text-properties style:text-position="super 58%" style:font-name="Lucida Console1" fo:font-size="12pt" fo:background-color="transparent" style:font-size-asian="12pt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T_5f_JGA_5f_TextoRefFormula_20_" style:display-name="T_JGA_TextoRefFormula " style:family="text">
      <style:text-properties style:use-window-font-color="true" style:text-position="0% 100%" style:font-name="Georgia" fo:font-size="11pt" fo:language="es" fo:country="E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T_5f_JGA_5f_Marco_5f_Cita" style:display-name="T_JGA_Marco_Cita" style:family="graphic" style:parent-style-name="Frame">
      <style:graphic-properties svg:width="6.599cm" fo:min-height="1.566cm" text:anchor-type="page" svg:x="12.36cm" svg:y="7.276cm" style:wrap="parallel" style:number-wrapped-paragraphs="no-limit" style:wrap-contour="false" style:vertical-pos="from-top" style:vertical-rel="page" style:horizontal-pos="from-left" style:horizontal-rel="page"/>
    </style:style>
    <style:style style:name="T_5f_JGA_5f_Marco_5f_TituloCapitulo" style:display-name="T_JGA_Marco_TituloCapitulo" style:family="graphic" style:parent-style-name="Frame">
      <style:graphic-properties svg:width="16cm" svg:height="3cm" text:anchor-type="page" svg:x="0cm" svg:y="0cm" style:wrap="parallel" style:number-wrapped-paragraphs="no-limit" style:wrap-contour="false" style:vertical-pos="top" style:vertical-rel="page-content" style:horizontal-pos="left" style:horizontal-rel="page-content" fo:background-color="#ffffcc" style:background-transparency="0%" fo:padding="0.049cm" fo:border="0.002cm solid #c0c0c0" style:shadow="#c0c0c0 0.049cm 0.049cm">
        <style:background-image/>
        <style:columns fo:column-count="1" fo:column-gap="0cm"/>
      </style:graphic-properties>
    </style:style>
    <style:style style:name="T_5f_JGA_5f_Marco_5f_LateralDerecha" style:display-name="T_JGA_Marco_LateralDerecha" style:family="graphic" style:parent-style-name="Frame">
      <style:graphic-properties svg:width="4.399cm" fo:min-height="0.499cm" text:anchor-type="paragraph" svg:x="0.3cm" svg:y="0cm" style:wrap="parallel" style:number-wrapped-paragraphs="no-limit" style:wrap-contour="false" style:vertical-pos="top" style:vertical-rel="paragraph-content" style:horizontal-pos="from-left" style:horizontal-rel="page-end-margin" fo:background-color="transparent" style:background-transparency="100%">
        <style:background-image/>
      </style:graphic-properties>
    </style:style>
    <style:style style:name="Sin_20_nombre1" style:display-name="Sin nombre1" style:family="graphic" style:parent-style-name="T_5f_JGA_5f_Marco_5f_LateralDerecha"/>
    <style:style style:name="T_5f_JGA_5f_Marco_5f_LateralIzquierda" style:display-name="T_JGA_Marco_LateralIzquierda" style:family="graphic" style:parent-style-name="T_5f_JGA_5f_Marco_5f_LateralDerecha">
      <style:graphic-properties svg:width="4.399cm" fo:min-height="0.499cm" text:anchor-type="paragraph" svg:x="-4.701cm" svg:y="0cm" fo:margin-left="0.499cm" fo:margin-right="0.101cm" fo:margin-top="0.101cm" fo:margin-bottom="0.101cm" style:wrap="left" style:number-wrapped-paragraphs="1" style:wrap-contour="false" style:vertical-pos="top" style:vertical-rel="paragraph-content" style:horizontal-pos="from-left" style:horizontal-rel="paragraph" style:shadow="none"/>
    </style:style>
    <style:style style:name="Sin_20_nombre2" style:display-name="Sin nombre2" style:family="graphic" style:parent-style-name="T_5f_JGA_5f_Marco_5f_Cita"/>
    <style:style style:name="T_5f_JGA_5f_Marco_5f_FranjaSuperior" style:display-name="T_JGA_Marco_FranjaSuperior" style:family="graphic" style:parent-style-name="T_5f_JGA_5f_Marco_5f_Cita">
      <style:graphic-properties fo:min-width="16cm" fo:min-height="6.971cm" text:anchor-type="page" svg:x="2.011cm" svg:y="0cm" fo:margin-left="0cm" fo:margin-right="0cm" fo:margin-top="0cm" fo:margin-bottom="0.6cm" style:wrap="parallel" style:number-wrapped-paragraphs="no-limit" style:wrap-contour="false" style:vertical-pos="top" style:vertical-rel="page-content" style:horizontal-pos="center" style:horizontal-rel="page" fo:background-color="transparent" style:background-transparency="100%" style:shadow="none">
        <style:background-image/>
      </style:graphic-properties>
    </style:style>
    <style:style style:name="Sin_20_nombre3" style:display-name="Sin nombre3" style:family="graphic" style:parent-style-name="T_5f_JGA_5f_Marco_5f_LateralDerecha"/>
    <style:style style:name="T_5f_JGA_5f_Marco_5f_ArribaDerecha" style:display-name="T_JGA_Marco_ArribaDerecha" style:family="graphic" style:parent-style-name="T_5f_JGA_5f_Marco_5f_FranjaSuperior">
      <style:graphic-properties fo:min-width="4.399cm" fo:min-height="6.971cm" text:anchor-type="page" svg:x="14.66cm" svg:y="0cm" fo:margin-left="0.199cm" fo:margin-right="0cm" fo:margin-top="0cm" fo:margin-bottom="0.101cm" style:wrap="parallel" style:number-wrapped-paragraphs="no-limit" style:wrap-contour="false" style:vertical-pos="top" style:vertical-rel="page-content" style:horizontal-pos="from-left" style:horizontal-rel="page" fo:background-color="transparent" style:background-transparency="100%" style:shadow="none">
        <style:background-image/>
      </style:graphic-properties>
    </style:style>
    <style:style style:name="T_5f_JGA_5f_Marco_5f_ArribaIzquierda" style:display-name="T_JGA_Marco_ArribaIzquierda" style:family="graphic" style:parent-style-name="T_5f_JGA_5f_Marco_5f_ArribaDerecha">
      <style:graphic-properties fo:min-width="4.399cm" fo:min-height="2.97cm" text:anchor-type="page" svg:x="1.91cm" svg:y="0cm" fo:margin-left="0.199cm" fo:margin-right="0cm" fo:margin-top="0cm" fo:margin-bottom="0.101cm"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style:shadow="none">
        <style:background-image/>
      </style:graphic-properties>
    </style:style>
    <style:style style:name="T_5f_JGA_5f_Marco_5f_FranjaInferior" style:display-name="T_JGA_Marco_FranjaInferior" style:family="graphic" style:parent-style-name="Frame">
      <style:graphic-properties svg:width="16.803cm" fo:min-height="6.294cm" text:anchor-type="page" svg:x="2.067cm" svg:y="19.678cm" fo:margin-top="0.101cm" fo:margin-bottom="0cm" style:wrap="none" style:vertical-pos="from-top" style:vertical-rel="page" style:horizontal-pos="from-left" style:horizontal-rel="page" fo:background-color="transparent" style:background-transparency="100%" style:shadow="none" style:writing-mode="lr-tb">
        <style:background-image/>
        <style:columns fo:column-count="1" fo:column-gap="0cm"/>
      </style:graphic-properties>
    </style:style>
    <style:style style:name="Sin_20_nombre4" style:display-name="Sin nombre4" style:family="graphic" style:parent-style-name="T_5f_JGA_5f_Marco_5f_Cita"/>
    <style:style style:name="Sin_20_nombre5" style:display-name="Sin nombre5" style:family="graphic" style:parent-style-name="T_5f_JGA_5f_Marco_5f_Cita"/>
    <style:style style:name="T_5f_JGA_5f_Marco_5f_CitaInicioCapitulo" style:display-name="T_JGA_Marco_CitaInicioCapitulo" style:family="graphic" style:parent-style-name="Frame">
      <style:graphic-properties svg:width="8.32cm" fo:min-height="2.489cm" text:anchor-type="page" svg:x="9.999cm" svg:y="0cm" style:wrap="parallel" style:number-wrapped-paragraphs="no-limit" style:wrap-contour="false" style:vertical-pos="from-top" style:vertical-rel="page" style:horizontal-pos="from-left" style:horizontal-rel="page"/>
    </style:style>
    <style:style style:name="T_5f_JGA_5f_Recuadro_5f_Pagina" style:display-name="T_JGA_Recuadro_Pagina" style:family="graphic" style:parent-style-name="Frame">
      <style:graphic-properties svg:width="2cm" fo:min-height="0.499cm" text:anchor-type="page" svg:x="9.5cm" svg:y="0cm" style:wrap="parallel" style:number-wrapped-paragraphs="no-limit" style:wrap-contour="false" style:vertical-pos="middle" style:vertical-rel="page-content" style:horizontal-pos="center" style:horizontal-rel="page" fo:background-color="#ccffff" style:background-transparency="80%" style:shadow="none">
        <style:background-image/>
        <style:columns fo:column-count="2" fo:column-gap="0.176cm">
          <style:column style:rel-width="32767*" fo:start-indent="0cm" fo:end-indent="0.088cm"/>
          <style:column style:rel-width="32768*" fo:start-indent="0.088cm" fo:end-indent="0cm"/>
        </style:columns>
      </style:graphic-properties>
    </style:style>
    <style:style style:name="T_5f_JGA_5f_Recuadro_5f_Pagina_5f_Titulo" style:display-name="T_JGA_Recuadro_Pagina_Titulo" style:family="graphic" style:parent-style-name="Frame">
      <style:graphic-properties svg:width="16cm" fo:min-height="0.499cm" text:anchor-type="paragraph" svg:x="0cm" svg:y="0cm" fo:margin-top="0cm" fo:margin-bottom="0.199cm" style:wrap="parallel" style:number-wrapped-paragraphs="no-limit" style:wrap-contour="false" style:vertical-pos="top" style:vertical-rel="paragraph-content" style:horizontal-pos="left" style:horizontal-rel="paragraph" fo:background-color="#ccccff" style:background-transparency="0%">
        <style:background-image/>
        <style:columns fo:column-count="1" fo:column-gap="0cm"/>
      </style:graphic-properties>
    </style:style>
    <style:style style:name="T_5f_JGA_5f_Marco_5f_Recuadro_5f_Columna" style:display-name="T_JGA_Marco_Recuadro_Columna" style:family="graphic" style:parent-style-name="Frame">
      <style:graphic-properties svg:width="2cm" fo:min-height="0.499cm" text:anchor-type="paragraph" svg:x="3.193cm" svg:y="0cm" fo:margin-left="0.15cm" fo:margin-right="0.15cm" fo:margin-top="0cm" fo:margin-bottom="0.049cm" style:wrap="parallel" style:number-wrapped-paragraphs="no-limit" style:wrap-contour="false" style:vertical-pos="top" style:vertical-rel="paragraph-content" style:horizontal-pos="center" style:horizontal-rel="paragraph" fo:background-color="transparent" style:background-transparency="100%">
        <style:background-image/>
      </style:graphic-properties>
    </style:style>
    <style:style style:name="T_5f_JGA_5f_Marco_5f_FranjaCentral" style:display-name="T_JGA_Marco_FranjaCentral" style:family="graphic" style:parent-style-name="Frame">
      <style:graphic-properties svg:width="16cm" fo:min-height="0.499cm" text:anchor-type="paragraph" svg:x="0.002cm" svg:y="0cm" fo:margin-top="0cm" fo:margin-bottom="0.499cm" style:wrap="parallel" style:number-wrapped-paragraphs="no-limit" style:wrap-contour="false" style:vertical-pos="top" style:vertical-rel="paragraph-content" style:horizontal-pos="center" style:horizontal-rel="paragraph"/>
    </style:style>
    <style:style style:name="Formula" style:family="graphic">
      <style:graphic-properties svg:width="0.161cm" fo:min-height="2cm" text:anchor-type="as-char" svg:y="0cm" fo:margin-left="0.201cm" fo:margin-right="0.201cm" style:wrap="parallel" style:number-wrapped-paragraphs="no-limit" style:wrap-contour="false" style:vertical-pos="top" style:vertical-rel="baseline" fo:background-color="transparent" style:background-transparency="100%" style:shadow="none">
        <style:background-image/>
        <style:columns fo:column-count="1" fo:column-gap="0cm"/>
      </style:graphic-properties>
    </style:style>
    <style:style style:name="Untitled1" style:family="graphic" style:parent-style-name="Formula">
      <style:graphic-properties text:anchor-type="as-char"/>
    </style:style>
    <style:style style:name="Untitled2" style:family="graphic" style:parent-style-name="Formula"/>
    <text:outline-style style:name="Outline">
      <text:outline-level-style text:level="1" text:style-name="T_5f_JGA_5f_Numero_5f_Capitulo" style:num-format="">
        <style:list-level-properties text:min-label-width="2cm"/>
      </text:outline-level-style>
      <text:outline-level-style text:level="2" style:num-suffix=" " style:num-format="1">
        <style:list-level-properties text:min-label-width="1.349cm" text:min-label-distance="0.379cm"/>
      </text:outline-level-style>
      <text:outline-level-style text:level="3" style:num-suffix=" " style:num-format="1" text:display-levels="2">
        <style:list-level-properties text:space-before="0.03cm" text:min-label-width="1.85cm" text:min-label-distance="0.349cm"/>
      </text:outline-level-style>
      <text:outline-level-style text:level="4" style:num-suffix=" " style:num-format="1" text:display-levels="3">
        <style:list-level-properties text:min-label-width="1.85cm" text:min-label-distance="0.88cm"/>
      </text:outline-level-style>
      <text:outline-level-style text:level="5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9" text:style-name="Numbering_20_Symbols" style:num-prefix="Apéndice " style:num-suffix="." style:num-format="A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9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2.498cm" text:min-label-width="0.635cm"/>
      </text:list-level-style-number>
      <text:list-level-style-number text:level="2" style:num-suffix="." style:num-format="a" style:num-letter-sync="true">
        <style:list-level-properties text:space-before="3.768cm" text:min-label-width="0.635cm"/>
      </text:list-level-style-number>
      <text:list-level-style-number text:level="3" style:num-suffix="." style:num-format="i">
        <style:list-level-properties text:min-label-width="5.673cm" text:min-label-distance="0.318cm" fo:text-align="end"/>
      </text:list-level-style-number>
      <text:list-level-style-number text:level="4" style:num-suffix="." style:num-format="1">
        <style:list-level-properties text:space-before="6.308cm" text:min-label-width="0.635cm"/>
      </text:list-level-style-number>
      <text:list-level-style-number text:level="5" style:num-suffix="." style:num-format="a" style:num-letter-sync="true">
        <style:list-level-properties text:space-before="7.578cm" text:min-label-width="0.635cm"/>
      </text:list-level-style-number>
      <text:list-level-style-number text:level="6" style:num-suffix="." style:num-format="i">
        <style:list-level-properties text:min-label-width="9.483cm" text:min-label-distance="0.318cm" fo:text-align="end"/>
      </text:list-level-style-number>
      <text:list-level-style-number text:level="7" style:num-suffix="." style:num-format="1">
        <style:list-level-properties text:space-before="10.118cm" text:min-label-width="0.635cm"/>
      </text:list-level-style-number>
      <text:list-level-style-number text:level="8" style:num-suffix="." style:num-format="a" style:num-letter-sync="true">
        <style:list-level-properties text:space-before="11.388cm" text:min-label-width="0.635cm"/>
      </text:list-level-style-number>
      <text:list-level-style-number text:level="9" style:num-suffix="." style:num-format="i">
        <style:list-level-properties text:min-label-width="13.29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format="1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format="1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2.51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)" style:num-format="a" style:num-letter-sync="true">
        <style:list-level-properties text:space-before="2.514cm" text:min-label-width="0.635cm"/>
      </text:list-level-style-number>
      <text:list-level-style-number text:level="3" style:num-suffix="." style:num-format="i">
        <style:list-level-properties text:min-label-width="4.419cm" text:min-label-distance="0.318cm" fo:text-align="end"/>
      </text:list-level-style-number>
      <text:list-level-style-number text:level="4" style:num-suffix="." style:num-format="1">
        <style:list-level-properties text:space-before="5.054cm" text:min-label-width="0.635cm"/>
      </text:list-level-style-number>
      <text:list-level-style-number text:level="5" style:num-suffix="." style:num-format="a" style:num-letter-sync="true">
        <style:list-level-properties text:space-before="6.324cm" text:min-label-width="0.635cm"/>
      </text:list-level-style-number>
      <text:list-level-style-number text:level="6" style:num-suffix="." style:num-format="i">
        <style:list-level-properties text:min-label-width="8.229cm" text:min-label-distance="0.318cm" fo:text-align="end"/>
      </text:list-level-style-number>
      <text:list-level-style-number text:level="7" style:num-suffix="." style:num-format="1">
        <style:list-level-properties text:space-before="8.864cm" text:min-label-width="0.635cm"/>
      </text:list-level-style-number>
      <text:list-level-style-number text:level="8" style:num-suffix="." style:num-format="a" style:num-letter-sync="true">
        <style:list-level-properties text:space-before="10.134cm" text:min-label-width="0.635cm"/>
      </text:list-level-style-number>
      <text:list-level-style-number text:level="9" style:num-suffix="." style:num-format="i">
        <style:list-level-properties text:min-label-width="12.03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2.545cm" text:min-label-width="0.635cm"/>
      </text:list-level-style-number>
      <text:list-level-style-number text:level="3" style:num-suffix="." style:num-format="i">
        <style:list-level-properties text:min-label-width="4.45cm" text:min-label-distance="0.318cm" fo:text-align="end"/>
      </text:list-level-style-number>
      <text:list-level-style-number text:level="4" style:num-suffix="." style:num-format="1">
        <style:list-level-properties text:space-before="5.085cm" text:min-label-width="0.635cm"/>
      </text:list-level-style-number>
      <text:list-level-style-number text:level="5" style:num-suffix="." style:num-format="a" style:num-letter-sync="true">
        <style:list-level-properties text:space-before="6.355cm" text:min-label-width="0.635cm"/>
      </text:list-level-style-number>
      <text:list-level-style-number text:level="6" style:num-suffix="." style:num-format="i">
        <style:list-level-properties text:min-label-width="8.26cm" text:min-label-distance="0.318cm" fo:text-align="end"/>
      </text:list-level-style-number>
      <text:list-level-style-number text:level="7" style:num-suffix="." style:num-format="1">
        <style:list-level-properties text:space-before="8.895cm" text:min-label-width="0.635cm"/>
      </text:list-level-style-number>
      <text:list-level-style-number text:level="8" style:num-suffix="." style:num-format="a" style:num-letter-sync="true">
        <style:list-level-properties text:space-before="10.165cm" text:min-label-width="0.635cm"/>
      </text:list-level-style-number>
      <text:list-level-style-number text:level="9" style:num-suffix="." style:num-format="i">
        <style:list-level-properties text:min-label-width="12.0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1.275cm" text:min-label-width="0.635cm"/>
      </text:list-level-style-number>
      <text:list-level-style-number text:level="3" style:num-suffix="." style:num-format="i">
        <style:list-level-properties text:min-label-width="3.18cm" text:min-label-distance="0.318cm" fo:text-align="end"/>
      </text:list-level-style-number>
      <text:list-level-style-number text:level="4" style:num-suffix="." style:num-format="1">
        <style:list-level-properties text:space-before="3.815cm" text:min-label-width="0.635cm"/>
      </text:list-level-style-number>
      <text:list-level-style-number text:level="5" style:num-suffix="." style:num-format="a" style:num-letter-sync="true">
        <style:list-level-properties text:space-before="5.085cm" text:min-label-width="0.635cm"/>
      </text:list-level-style-number>
      <text:list-level-style-number text:level="6" style:num-suffix="." style:num-format="i">
        <style:list-level-properties text:min-label-width="6.99cm" text:min-label-distance="0.318cm" fo:text-align="end"/>
      </text:list-level-style-number>
      <text:list-level-style-number text:level="7" style:num-suffix="." style:num-format="1">
        <style:list-level-properties text:space-before="7.625cm" text:min-label-width="0.635cm"/>
      </text:list-level-style-number>
      <text:list-level-style-number text:level="8" style:num-suffix="." style:num-format="a" style:num-letter-sync="true">
        <style:list-level-properties text:space-before="8.895cm" text:min-label-width="0.635cm"/>
      </text:list-level-style-number>
      <text:list-level-style-number text:level="9" style:num-suffix="." style:num-format="i">
        <style:list-level-properties text:min-label-width="10.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2.48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format="1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1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2.487cm" text:min-label-width="0.635cm"/>
      </text:list-level-style-number>
      <text:list-level-style-number text:level="2" style:num-suffix="." style:num-format="a" style:num-letter-sync="true">
        <style:list-level-properties text:space-before="3.757cm" text:min-label-width="0.635cm"/>
      </text:list-level-style-number>
      <text:list-level-style-number text:level="3" style:num-suffix="." style:num-format="i">
        <style:list-level-properties text:min-label-width="5.662cm" text:min-label-distance="0.318cm" fo:text-align="end"/>
      </text:list-level-style-number>
      <text:list-level-style-number text:level="4" style:num-suffix="." style:num-format="1">
        <style:list-level-properties text:space-before="6.297cm" text:min-label-width="0.635cm"/>
      </text:list-level-style-number>
      <text:list-level-style-number text:level="5" style:num-suffix="." style:num-format="a" style:num-letter-sync="true">
        <style:list-level-properties text:space-before="7.567cm" text:min-label-width="0.635cm"/>
      </text:list-level-style-number>
      <text:list-level-style-number text:level="6" style:num-suffix="." style:num-format="i">
        <style:list-level-properties text:min-label-width="9.472cm" text:min-label-distance="0.318cm" fo:text-align="end"/>
      </text:list-level-style-number>
      <text:list-level-style-number text:level="7" style:num-suffix="." style:num-format="1">
        <style:list-level-properties text:space-before="10.107cm" text:min-label-width="0.635cm"/>
      </text:list-level-style-number>
      <text:list-level-style-number text:level="8" style:num-suffix="." style:num-format="a" style:num-letter-sync="true">
        <style:list-level-properties text:space-before="11.377cm" text:min-label-width="0.635cm"/>
      </text:list-level-style-number>
      <text:list-level-style-number text:level="9" style:num-suffix="." style:num-format="i">
        <style:list-level-properties text:min-label-width="13.28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2.545cm" text:min-label-width="0.635cm"/>
      </text:list-level-style-number>
      <text:list-level-style-number text:level="3" style:num-suffix="." style:num-format="i">
        <style:list-level-properties text:min-label-width="4.45cm" text:min-label-distance="0.318cm" fo:text-align="end"/>
      </text:list-level-style-number>
      <text:list-level-style-number text:level="4" style:num-suffix="." style:num-format="1">
        <style:list-level-properties text:space-before="5.085cm" text:min-label-width="0.635cm"/>
      </text:list-level-style-number>
      <text:list-level-style-number text:level="5" style:num-suffix="." style:num-format="a" style:num-letter-sync="true">
        <style:list-level-properties text:space-before="6.355cm" text:min-label-width="0.635cm"/>
      </text:list-level-style-number>
      <text:list-level-style-number text:level="6" style:num-suffix="." style:num-format="i">
        <style:list-level-properties text:min-label-width="8.26cm" text:min-label-distance="0.318cm" fo:text-align="end"/>
      </text:list-level-style-number>
      <text:list-level-style-number text:level="7" style:num-suffix="." style:num-format="1">
        <style:list-level-properties text:space-before="8.895cm" text:min-label-width="0.635cm"/>
      </text:list-level-style-number>
      <text:list-level-style-number text:level="8" style:num-suffix="." style:num-format="a" style:num-letter-sync="true">
        <style:list-level-properties text:space-before="10.165cm" text:min-label-width="0.635cm"/>
      </text:list-level-style-number>
      <text:list-level-style-number text:level="9" style:num-suffix="." style:num-format="i">
        <style:list-level-properties text:min-label-width="12.0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2.49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 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sort-algorithm="alphanumeric" fo:language="es" fo:country="ES"/>
    <text:linenumbering-configuration text:style-name="Line_20_numbering" text:number-lines="false" text:offset="0.499cm" style:num-format="1" text:number-position="left" text:increment="5"/>
  </office:styles>
  <office:automatic-styles>
    <style:style style:name="Tabla31" style:family="table">
      <style:table-properties fo:margin-left="0cm" fo:margin-right="-0.005cm" table:align="margins" style:may-break-between-rows="false" style:writing-mode="lr-tb"/>
    </style:style>
    <style:style style:name="Tabla31.A" style:family="table-column">
      <style:table-column-properties style:rel-column-width="6385*"/>
    </style:style>
    <style:style style:name="Tabla31.B" style:family="table-column">
      <style:table-column-properties style:rel-column-width="13335*"/>
    </style:style>
    <style:style style:name="Tabla31.C" style:family="table-column">
      <style:table-column-properties style:rel-column-width="41739*"/>
    </style:style>
    <style:style style:name="Tabla31.D" style:family="table-column">
      <style:table-column-properties style:rel-column-width="4076*"/>
    </style:style>
    <style:style style:name="Tabla31.A1" style:family="table-cell">
      <style:table-cell-properties fo:padding="0cm" fo:border="none"/>
    </style:style>
    <style:style style:name="Tabla31.C1" style:family="table-cell">
      <style:table-cell-properties fo:background-color="transparent" fo:padding="0cm" fo:border="none">
        <style:background-image/>
      </style:table-cell-properties>
    </style:style>
    <style:style style:name="Tabla3" style:family="table">
      <style:table-properties fo:margin-left="0cm" fo:margin-right="-0.005cm" table:align="margins" style:may-break-between-rows="false" style:writing-mode="lr-tb"/>
    </style:style>
    <style:style style:name="Tabla3.A" style:family="table-column">
      <style:table-column-properties style:rel-column-width="7144*"/>
    </style:style>
    <style:style style:name="Tabla3.B" style:family="table-column">
      <style:table-column-properties style:rel-column-width="12576*"/>
    </style:style>
    <style:style style:name="Tabla3.C" style:family="table-column">
      <style:table-column-properties style:rel-column-width="41739*"/>
    </style:style>
    <style:style style:name="Tabla3.D" style:family="table-column">
      <style:table-column-properties style:rel-column-width="4076*"/>
    </style:style>
    <style:style style:name="Tabla3.A1" style:family="table-cell">
      <style:table-cell-properties fo:padding="0cm" fo:border="none"/>
    </style:style>
    <style:style style:name="Tabla3.C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text-properties style:font-name="Tw Cen MT Condensed Extra Bold" fo:font-size="11pt" style:font-size-asian="11pt" style:font-size-complex="11pt"/>
    </style:style>
    <style:style style:name="MT1" style:family="text"/>
    <style:style style:name="MT2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.499cm" fo:margin-bottom="2.499cm" fo:margin-left="2.032cm" fo:margin-right="2.03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.499cm" fo:margin-bottom="2.499cm" fo:margin-left="2.9cm" fo:margin-right="2cm" style:shadow="none" fo:background-color="transparent" style:writing-mode="lr-tb" style:footnote-max-height="15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.499cm" fo:margin-bottom="2.499cm" fo:margin-left="2cm" fo:margin-right="3cm" style:shadow="none" fo:background-color="transparent" style:writing-mode="lr-tb" style:footnote-max-height="15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2.499cm" fo:margin-bottom="2.499cm" fo:margin-left="3cm" fo:margin-right="2cm" style:shadow="none" fo:background-color="transparent" style:writing-mode="lr-tb" style:footnote-max-height="15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shadow="none" fo:background-color="#e6e6ff" style:writing-mode="lr-tb" style:footnote-max-height="0cm">
        <style:background-image/>
        <style:columns fo:column-count="1" fo:column-gap="0cm"/>
        <style:footnote-sep style:width="0.018cm" style:distance-before-sep="0.101cm" style:distance-after-sep="0.15cm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 xlink:href="../../../../../../disco_usuario/javier/upm/master/tfm/texto_tesina/unedmarcadeaguacolor.bmp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5cm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29.7cm" style:num-format="1" style:print-orientation="portrait" fo:margin-top="2.499cm" fo:margin-bottom="2.499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1.001cm" fo:page-height="29.7cm" style:num-format="1" style:print-orientation="portrait" fo:margin-top="2.499cm" fo:margin-bottom="2.499cm" fo:margin-left="2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/>
      <style:footer-style>
        <style:header-footer-properties svg:height="0.9cm" fo:margin-left="0cm" fo:margin-right="0cm" fo:margin-top="0.4cm" style:dynamic-spacing="false"/>
      </style:footer-style>
    </style:page-layout>
    <style:page-layout style:name="Mpm16">
      <style:page-layout-properties fo:page-width="21.001cm" fo:page-height="29.7cm" style:num-format="1" style:print-orientation="portrait" fo:margin-top="2.499cm" fo:margin-bottom="2.499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99cm" style:distance-after-sep="0.15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Encabezado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>
      <style:header>
        <text:p text:style-name="Header"/>
      </style:header>
      <style:footer>
        <text:p text:style-name="Footer">Pie de página izquierda 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MP1">Página derecha <text:page-number text:select-page="current"/></text:p>
      </style:footer>
    </style:master-page>
    <style:master-page style:name="HTML" style:page-layout-name="Mpm5"/>
    <style:master-page style:name="Footnote" style:page-layout-name="Mpm6">
      <style:footer>
        <text:p text:style-name="Footer"/>
      </style:footer>
    </style:master-page>
    <style:master-page style:name="Endnote" style:page-layout-name="Mpm7"/>
    <style:master-page style:name="Indice_20_de_20_contenidos" style:display-name="Indice de contenidos" style:page-layout-name="Mpm8"/>
    <style:master-page style:name="T_5f_JGA_5f_PrimeraCapitulo" style:display-name="T_JGA_PrimeraCapitulo" style:page-layout-name="Mpm9" style:next-style-name="T_5f_JGA_5f_Izquierda"/>
    <style:master-page style:name="T_5f_JGA_5f_Izquierda" style:display-name="T_JGA_Izquierda" style:page-layout-name="Mpm10" style:next-style-name="T_5f_JGA_5f_Derecha">
      <style:footer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>
            <table:table-cell table:style-name="Tabla31.A1" office:value-type="string">
              <text:p text:style-name="MP2"><text:span text:style-name="T_5f_JGA_5f_Numero_5f_pagina"><text:page-number text:select-page="current"/></text:span></text:p>
            </table:table-cell>
            <table:table-cell table:style-name="Tabla31.A1" office:value-type="string">
              <text:p text:style-name="Footer"/>
            </table:table-cell>
            <table:table-cell table:style-name="Tabla31.C1" office:value-type="string">
              <text:p text:style-name="Footer"/>
            </table:table-cell>
            <table:table-cell table:style-name="Tabla31.A1" office:value-type="string">
              <text:p text:style-name="T_5f_JGA_5f_Nulo"><draw:frame draw:style-name="Mfr1" draw:name="graphics21" text:anchor-type="paragraph" svg:width="0.981cm" svg:height="1.06cm" draw:z-index="0"><draw:image xlink:href="../../../../../../disco_usuario/javier/upm/master/tfm/texto_tesina/upm_icono.png" xlink:type="simple" xlink:show="embed" xlink:actuate="onLoad"/></draw:frame></text:p>
            </table:table-cell>
          </table:table-row>
        </table:table>
        <text:p text:style-name="T_5f_JGA_5f_Nulo"/>
      </style:footer>
    </style:master-page>
    <style:master-page style:name="T_5f_JGA_5f_Derecha" style:display-name="T_JGA_Derecha" style:page-layout-name="Mpm11" style:next-style-name="T_5f_JGA_5f_Izquierda">
      <style:header>
        <text:p text:style-name="Header"><text:span text:style-name="MT2"><text:s text:c="3"/></text:span><text:s/><text:span text:style-name="T_5f_JGA_5f_Numero_5f_pagina"><text:page-number text:select-page="current"/></text:span></text:p>
      </style:header>
    </style:master-page>
    <style:master-page style:name="T_5f_JGA_5f_Anteprimera" style:display-name="T_JGA_Anteprimera" style:page-layout-name="Mpm12" style:next-style-name="T_5f_JGA_5f_PrimeraCapitulo"/>
    <style:master-page style:name="T_5f_JGA_5f_Blanca" style:display-name="T_JGA_Blanca" style:page-layout-name="Mpm13" style:next-style-name="T_5f_JGA_5f_Anteprimera"/>
    <style:master-page style:name="T_5f_JGA_5f_PrimeraCapitulo_5f_APEND" style:display-name="T_JGA_PrimeraCapitulo_APEND" style:page-layout-name="Mpm14" style:next-style-name="T_5f_JGA_5f_Izquierda_5f_APEND"/>
    <style:master-page style:name="T_5f_JGA_5f_Izquierda_5f_APEND" style:display-name="T_JGA_Izquierda_APEND" style:page-layout-name="Mpm15" style:next-style-name="T_5f_JGA_5f_Derecha_5f_APEND"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>
            <table:table-cell table:style-name="Tabla3.A1" office:value-type="string">
              <text:p text:style-name="MP2"><text:span text:style-name="T_5f_JGA_5f_Numero_5f_pagina"><text:page-number text:select-page="current"/></text:span></text:p>
            </table:table-cell>
            <table:table-cell table:style-name="Tabla3.A1" office:value-type="string">
              <text:p text:style-name="Footer"/>
            </table:table-cell>
            <table:table-cell table:style-name="Tabla3.C1" office:value-type="string">
              <text:p text:style-name="Footer"/>
            </table:table-cell>
            <table:table-cell table:style-name="Tabla3.A1" office:value-type="string">
              <text:p text:style-name="T_5f_JGA_5f_Nulo"/>
            </table:table-cell>
          </table:table-row>
        </table:table>
        <text:p text:style-name="T_5f_JGA_5f_Nulo"/>
      </style:footer>
    </style:master-page>
    <style:master-page style:name="T_5f_JGA_5f_Derecha_5f_APEND" style:display-name="T_JGA_Derecha_APEND" style:page-layout-name="Mpm16" style:next-style-name="T_5f_JGA_5f_Izquierda">
      <style:header>
        <text:p text:style-name="Header"><text:span text:style-name="T_5f_JGA_5f_Numero_5f_pagina"><text:page-number text:select-page="current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Javier Garcia</meta:initial-creator>
    <meta:creation-date>2007-04-17T21:37:39</meta:creation-date>
    <dc:date>2016-05-23T11:14:53.78</dc:date>
    <meta:print-date>2012-07-08T11:26:11.09</meta:print-date>
    <meta:editing-cycles>1412</meta:editing-cycles>
    <meta:editing-duration>PT259H34M24S</meta:editing-duration>
    <meta:document-statistic meta:table-count="4" meta:image-count="2" meta:object-count="0" meta:page-count="7" meta:paragraph-count="150" meta:word-count="1287" meta:character-count="10286"/>
    <meta:user-defined meta:name="Info 1"/>
    <meta:user-defined meta:name="Info 2"/>
    <meta:user-defined meta:name="Info 3"/>
    <meta:user-defined meta:name="Info 4"/>
    <meta:template xlink:type="simple" xlink:actuate="onRequest" xlink:title="plant_NF" xlink:href="../../../../../../disco_usuario/javier/upm/Documents%20and%20Settings/javier/Datos%20de%20programa/OpenOffice.org2/user/template/plant_NF.ott" meta:date="2007-11-23T23:12:42"/>
  </office:meta>
</office:document-meta>
</file>